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78bd" officeooo:paragraph-rsid="001278bd"/>
    </style:style>
    <style:style style:name="P2" style:family="paragraph" style:parent-style-name="Standard">
      <style:text-properties officeooo:rsid="00131cfe" officeooo:paragraph-rsid="00131cfe"/>
    </style:style>
    <style:style style:name="P3" style:family="paragraph" style:parent-style-name="Standard">
      <style:text-properties officeooo:rsid="0014f5ee" officeooo:paragraph-rsid="0014f5ee"/>
    </style:style>
    <style:style style:name="P4" style:family="paragraph" style:parent-style-name="Standard">
      <style:text-properties officeooo:rsid="00182638" officeooo:paragraph-rsid="00182638"/>
    </style:style>
    <style:style style:name="P5" style:family="paragraph" style:parent-style-name="Standard">
      <style:text-properties officeooo:rsid="00194cf9" officeooo:paragraph-rsid="00194cf9"/>
    </style:style>
    <style:style style:name="P6" style:family="paragraph" style:parent-style-name="Standard">
      <style:text-properties officeooo:rsid="001278bd" officeooo:paragraph-rsid="001eace8"/>
    </style:style>
    <style:style style:name="P7" style:family="paragraph" style:parent-style-name="Standard">
      <style:text-properties officeooo:rsid="001d002b" officeooo:paragraph-rsid="001d002b"/>
    </style:style>
    <style:style style:name="P8" style:family="paragraph" style:parent-style-name="Standard">
      <style:text-properties officeooo:rsid="001eace8" officeooo:paragraph-rsid="001eace8"/>
    </style:style>
    <style:style style:name="P9" style:family="paragraph" style:parent-style-name="Standard">
      <style:text-properties officeooo:rsid="00209639" officeooo:paragraph-rsid="00209639"/>
    </style:style>
    <style:style style:name="T1" style:family="text">
      <style:text-properties officeooo:rsid="00131cfe"/>
    </style:style>
    <style:style style:name="T2" style:family="text">
      <style:text-properties officeooo:rsid="00138dcc"/>
    </style:style>
    <style:style style:name="T3" style:family="text">
      <style:text-properties officeooo:rsid="0014f5ee"/>
    </style:style>
    <style:style style:name="T4" style:family="text">
      <style:text-properties officeooo:rsid="00163d3d"/>
    </style:style>
    <style:style style:name="T5" style:family="text">
      <style:text-properties officeooo:rsid="001b17a5"/>
    </style:style>
    <style:style style:name="T6" style:family="text">
      <style:text-properties officeooo:rsid="002096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luttauduin naisten sekaan. He olivat kokoontuneet molemmin puolin pitää pöytää ja hanskat kädessä he riipivät lupiininkukintoja pieniin muovipusseihin. Yhden lupiinin kukinnot mahtuivat kahteen muovipussiin, joiden suut käärittiin ja niitattiin kiinni pienen tuoteselostelapun kanssa. Livahdin tyhjäksi jääneeseen koloon pöydän ääressä ja ryhdyin riipimään lupiineja. Ne pirulaiset eivät luovuttaneet kukintojaan niin helposti kuin päällepäin näytti. Ennemmin nyhdin kuin riivin ja jäin paljon jälkeen muista naisista. Muovipussit pingotettiin pöydässä oleviin kupin mallisiin koloihin ja monet riipivät ja täyttivät kaikki edessään olevat pussit ennen kuin sulkivat ne. Minä varsin epätäsmällisesti täytin ja suljin välillä yhden pussin ja välillä viisi. Pian muovipussit kuitenkin loppuivat ja jouduin etsimään uusia. Menin katsomaan pöydän toisesta päästä, missä oli suuret paalit lupiineja. Siellä oli myös parissa tynnyrissä muuta tavaraa, sekä vettä ja istutusruukkuja. Jouduin kysymään yhdeltä huivipäiseltä naiselta, että missä niitä pusseja on. Hän osoitti istutusruukkuja ja niiden välissä tosiaan oli rullissa pieniä, lähes läpinäkymättömiä mustia pusseja. </text:p>
      <text:p text:style-name="P1"><text:tab/>Minun takaani kuului retorinen yskäisy. Käännyin ja näin pöydän ääressä pojan, joka oli pukeutunut harmaaseen ja erosi <text:span text:style-name="T3">näin</text:span> koko muusta joukosta, paitsi kenties minusta. “Muista panna pusseihin kolikot”, hän sanoi. “Tunnin aikana pitäisi ainakin kaksi kolikkoa saada pussitettua.” Näytin varmaan hölmistyneeltä, mikä todellakaan ei ollut aikomukseni ja hänkin huomasi sen. “Sinä et taida olla meidän tavallista työväkeämme”, hän kysyi. Jostain syystä en osannut kuin vastata totuudenmukaisesti, että pakoilin mr Crableeta ja hän luultavasti etsi minua tälläkin hetkellä. Pojan silmät laajenivat. “Vai niin, ymmärrän”, hän sanoi. Huokaisin kun tajusin matkani tällä tavalla päättyneen. “Miksi häntä pakoilet”, kysyi harmaaseen pukeutunut poika. “Hänen isäntänsä se minut haluaa, ei mr Crableella mitään minua vastaan ole. Mutta en halua puhua siitä täällä,” minä selitin. “Ymmärrän”, sanoi poika ja jotenkin tunsin, että hän ei minusta aikonut kieliä. “Cristopher!” huusi eräs naisista, <text:span text:style-name="T1">v</text:span>anha, ryppyinen <text:span text:style-name="T1">olento, joka heilutteli yhtä pussia. “Täällä alkaa olla kolikot loppu”, hän sanoi ja selvästi odotti Cristopherin jotenkin ratkaisevat asian. “Kenties sinun pitäisi käydä kysymässä niitä ylempää toimistosta? Minä tästä tuskin lennän niitä noutamaan” hän vastasi ikävällä sävyllä ja vasta tässä vaiheessa huomasin, että hänet oli nahkahihnoilla ja metallilevyillä sidottu kiinni pulpettimaiseen pöytäänsä. Hänen jalkansa olivat ohuet, ainakin sen verran mitä polvihousut niitä paljastivat.</text:span></text:p>
      <text:p text:style-name="P1"><text:tab/>“<text:span text:style-name="T1">Aina yhtä epäkohtelias Cristopher” nainen valitti. “Minä siitä tuskin välitän”, poika vastasi. “Minä vain haluaisin kuolla, mutta äiti ei anna.” Minut valtasi hyytävä olo, kuten aina silloin kun joutuu todistamaan jonkun toisen perheriitaa. “Kyllä sinä tiedät, että äitisi saa sinusta eläkettä sen onnettomuuden vuoksi, eikä hän muuten pystyisi ruokkimaan pesuettaan”, nainen sanoi kylmästi. “Mikä sinulle on sitten käynyt?” minä kysyin. “Putosin lähetyskuiluun ja olen ollut klenkka siitä lähtien. Tuskin pääsen edes käymälään omin avuin, saati sitten että pääsisin tästä minnekään muualle”, poika vastasi. “Mutta eivätkö he ole yrittäneet sinua parantaa? Eivätkö he maksaneet juuri, siksi, että sinut voitaisiin parantaa ja kuntouttaa, tottahan sitä kannattaa yrittää jos kerran kuitenkin vähän pääset kävelemään?” minä utelin. “Äiti sanoi, ettei kannata yrittää, että eivät nämä mihinkään parane”, poika huokaisi. “Sitä paitsi sinulta loppuisi eläke jos tuosta paranisit”, nainen sanoi ja tajusi samalla sanoneen liikoja. “Kuka sitä paitsi tuo tyttö on? Mokoma hutsu sekaantuu meidän bisneksiin? Onko se täällä vakoilemassa?” Nainen katsoi minua syyttävästi ja lähti rappusille kohti toimistoa. “Pahus”, sanoi poika. “Sinä taisit paljastaa jotain olennaista”, hän sanoi sarkastiseen sävyyn. “Pian, pakene takaovesta. Eivät he saa sinua kiinni jos lähdet nyt heti.” “Entä sinä?” minä kysyin huolestuneena. “Minä haluan kuolla, olen aina halunnut. Ainakin siitä onnettomuudesta lähtien. Mitä itua on olla loppuikänsä sidottu tähän pöytään? Saavatpahan aika pitkään kysellä jos minusta jotain irti haluavat” hän sanoi. “Pian, mene nyt. He kyllä saavuttavat sinut jos jäät tähän juoruilemaan jaloistani.” Minä tunsin suurta syyllisyyttä lähtiessäni ja jättäessäni pojan yksin harmaissaan, kaiken mustan keskelle. </text:span></text:p>
      <text:p text:style-name="P1"/>
      <text:p text:style-name="P2">“Mr Crablee, annatteko todella minulla teidän parhaan, omista keskipitkistä hiuksistanne kudotun takin?” Pierre kysyi <text:span text:style-name="T2">ja siveli mustan ja paksun takin pintaa. “Siellä on kylmä, tarvitset sitä”, sanoi mr </text:span><text:soft-page-break/><text:span text:style-name="T2">Crablee ja näytti pyöreämmältä ja litteämmältä kuin koskaan. Hänen pisimmät hiuksensa kohosivat kahtena sarvena vasten yötaivasta. “Mene jo. Siellä alkaa myrsky”, mr Crablee sanoi ja Pierre kuuli miten sudet jo haukahtelivat tarhassa ja portti löi pieltään vasten. Pierre puki takin päälleen, tai pikemminkin astui sisään paksun takin uumeniin. </text:span></text:p>
      <text:p text:style-name="P2"/>
      <text:p text:style-name="P3">Kyyristyin ison puun varjoon ja yritin hameeni ja takin helmoilla suojata paljaita sääriäni viimalta. Pusikossa ryskyi ja jännittäydyin jo säntäämään pakoon. “Cristopher”, minä henkäisin kun tuttu harmaa hahmo ilmestyi oksien läpi. “Mistä sinä, miten sinä tänne pääsit?” minä kysyin ihmeissäni. Hän käytti kainalosauvoja ja puoleksi raahautui niiden avulla viereeni. “Katsos kun ymmärsin vihdoin miksi vanha äitimuori ei minua ollut vielä heittänyt susille. Ja sen myös miksi olen tällainen onneton rampa. Äidille oli suuri helpotus kun teloin itseni ja sain sen eläkkeen. Eihän hän toki lypsävää lehmää ryhtynyt parantamaan, tai mikä nyt oikea kielikuva olisikaan.” Cristopherilla oli ilkeä hymy naamallaan. “Tajusin sen jälkeen kun olit vahingossa vähän avittanut, että äitikultahan se minut oli vakuuttanut ja saanut masentumaan siitä, etten kuitenkaan paranisi. Enkä sitten yrittänyt. Alussahan käytin näitä sauvoja, mutta kun riittävästi murehdin synkkää kohtaloani sängynpohjalla, niin eivät ne jalat toimineet enää senkään vertaa kuin aluksi. Niin että tattis vain, sinun ansiostasi minä ymmärsin mikä äidin pikku suunnitelma oli. Minä otin nyt hatkat. Saa etsiä uuden toimeentulon kun minä olen kadonnut. Sikäli mikäli mr Crablee tai hänen laskutusosastonsa edes huomaa minun kadonneen. Itse asiassa tuskin kukaan pakkaamossa siitä kielii.” “Kuinka niin?” minä kysyin. “No sukulaisnaisiahan ne kaikki siellä ovat. Tätejä ja serkkuja ja mitä lie. Se jonka kanssa sinä puhuit oli minun arvoisa isoäitini. Sen ämmän tuntien saattoi hyvinkin olla hänen keksintönsä tämä Cristopher-paran lannistaminen.” Cristopher irvisti puhuessaan. </text:p>
      <text:p text:style-name="P3"><text:tab/>“Niin miten sinä minut löysit?” havahduin kysymään kun Cristopher oli saanut vuodatettua sanansa. “No ei se helppoa ollut, mutta kieltämättä ei liian vaikeaakaan. Saat olla tyytyväinen että sinua ei taida jahdata itse Crablee, vaan joku hänen sihteereistään. Sen verran järkeä kuvittelisi kellä tahansa olevan, että tulisi tänne metsään etsimään, mutta ne sihteerit taitavat käydä pelkillä vietereillä”, Cristopher sanoi ylimielisesti. “<text:span text:style-name="T4">Minä kahlasin jokea tänne asti, jotteivät mr Crableen koirat saisi minusta vainua”, sanoin pahastuneena. </text:span></text:p>
      <text:p text:style-name="P3"/>
      <text:p text:style-name="P4">“Mitä sinä haluaisit sitten tehdä?” minä kysyin Cristopherilta, joka pyöritteli sormiensa välissä kahta heinänkortta. “Minä ajattelin, että voisin olla sotilas. Kaikki minun perheeni miehet ovat. Ajattelin että jos siksi aikaa saisin kunnolliset jalat, että voisin tehdä jonkun kunnon hyökkäyksen yli vallihautoja ja viedä mukanani mahdollisimman paljon niitä paskiaisia.” “Eikö kunnollisten jalkojen kanssa olisi voinut tehdä muutakin?” minä kysyin. “En minä ajatellutkaan, että olisin päässyt irti siitä tuolista. Olin jo kuvitellut miten läpi elämäni istun siinä saman pulpetin ääressä ja vahdin että kolikot tulevat pussitetuksi. Ainoa mitä saatoin kuvitella pakotieksi siitä oli kuoleminen ja sen olisin halunnut saada tehdä sankarina. Muutenhan minä olisin ollut sama pikku Cristopher hamaan loppuun asti. Polvihousuineni kaikkineni. Halusin saada olla hetken mies, niinkuin kaikki muutkin.” “Etkö sinä sitten ollut?” “Ei rampa voi olla mies. Ei sellainen pysty pitämään vaimoa ja perhettä ja kotia.” “Entä joku vanha mies? Eikö sellainen ole mies?” “Ei miehen kuulu elää vanhaksi. Jos elää niin hän muuttuu pikkuhiljaa naiseksi. Tosin sellainenkin on saanut olla mies. Mutta ei. Ei kukaan halua maata kuihtuneena ja hoidettavana. Sitä kyllä keksitään ratkaisut.” “Entä sitten naiset?” “Naiset ovat erilaisia, sitkeämpiä. He pitävät kodin pystyssä ja kestävät niin kuin misteli, mutta he tarvitsevat miehen.” “Uskomatonta”, minä tuhahdin ja käännyin toiseen suuntaan. “No mutta ethän sinä ole meikäläisiä. Ei sinun kuulukaan ymmärtää. Sinä olet ihan varmasti kaupungista ja sinulla on omat tapasi, mutta meillä, ei meillä se niin toimisi.”</text:p>
      <text:p text:style-name="P4"/>
      <text:p text:style-name="P5">Mr Crablee puki ylleen takkinsa, levitti kätensä ja vaivalla ilmaa lyöden nousi taivaalle. Hän otti suunnan Orionin vyöstä ja hiipi ilmassa kuin suuri yöperhonen. <text:span text:style-name="T5">Monet pitivät mr Crableen harrastusta </text:span><text:soft-page-break/><text:span text:style-name="T5">maitokarjan parissa osoituksena hänen perimmäisestä herrasmiesmäisyydestään. Vaikka hovimestari, pyrki hän kuitenkin vapaa-ajallaan käyttämään omaisuutensa kehittääkseen yhä valiolaatuisempaa karjaa. Tila oli suuri ja pitkässä navetassa työskenteli lukemattomia renkejä pehtoorin alaisuudessa ja päivisin rakennus kuhisi väkeä. Näin yöaikaan siellä oli vain hiljaa nukkuvia nautoja ja pari saalistavaa navettakissaa. Mr Crablee tunsi vaistomaista vastenmielisyyttä kissoja kohtaan, mutta sieti niitä välttämättömänä pahana maatalonpidossa. </text:span></text:p>
      <text:p text:style-name="P5"><text:tab/><text:span text:style-name="T5">Mr Crablee laskeutui pehmeästi suristen pihaan. Kuu loisti ja teki maisemasta vaaleansinisen ja ihmeen valoisan. Kesäpäivänseisaus läheni koko ajan. Mr Crablee käveli </text:span></text:p>
      <text:p text:style-name="P5"/>
      <text:p text:style-name="P7"/>
      <text:p text:style-name="P8">Mr Crablee käveli sihteeristön taukotupaan. Ympärivuorokautinen näppäinten naputus kävi vielä käytävässä, mutta sisällä tuvassa oli hiljaista ja tunkkaista. Joku oli taas siirtänyt Mr Crableen kahvipakettia, eikä mittalusikoita ollut enää yhtäkään löydettävissä. Mr Crablee inhosi liian laihaa ja liian väkevää kahvia, mutta yritti teelusikalla saada mitattua porot. Kylmäkaapissa osan ruuista olisi voinut luultavasti palkata käsittelemään jo hakemuksia. Home kiipeili seiniä pitkin. Mr Crablee paiskasi oven kiinni. Hän tunsi ettei ehkä ollutkaan nälkäinen, mutta tiesi että ennen lentoa hänen kyllä pitäisi vielä syödä.</text:p>
      <text:p text:style-name="P8"/>
      <text:p text:style-name="P8"/>
      <text:p text:style-name="P8">Mr Crablee tarttui kumpaakin meistä kädestä ja käski sihahtaen pitämään suumme kiinni. Vapisin ja yritin saada sanottua, etten siedä korkeita paikkoja. Cristopher tarttui Mr Crableen mustan nahkahansikkaan peittämään käteen. Minä tunsin huudon vellovan jossain keuhkojeni pohjalla viekkaana ja valmiina hyökkäämään ulos juuri väärällä hetkellä. Uikutin hiljaa ja suljin silmäni, kun annoin käteni Mr Crableelle. Portin päällä tallusteli nytkin joku ja minä tiesin, etten mitenkään voisi olla huutamatta. Tunsin viileän ilmavirran ja ote kädessäni tiukentui. <text:span text:style-name="T6">Varoittamatta</text:span> Mr Crablee tempaisi ja veti minut mukanaan ylös. Purin toista kättäni ja yritin olla hengittämättä syvään, ettei huuto saisi voimaa karata. Yhtäkkiä rajumpi tuulenpuuska tönäisi Mr Crableeta ja kolahdin päin Cristopheria. <text:span text:style-name="T6">Vaistomaisesti avasin silmäni ja vetäisin henkeä ja samassa jo huuto rynnisteli ulos kimeänä ja kirkkaana. Se varmasti kaikui läpi koko laakson. Samassa vapina palasi. Huusin ja paiskauduin uudestaan päin Cristopheria, kun Mr Crablee yritti tähyillä nopeinta reittiä alas. Näin miten Cristopher piti kiinni Mr Crableesta kaksin käsin ja katsoi silmät suurina vaaleina ympyröinä minua kohti. Tunsin miten hikinen, liukas käteni luisui Mr Crableen otteesta ja ennen kuin ehdin reagoidakkaan, putosin.</text:span></text:p>
      <text:p text:style-name="P8"/>
      <text:p text:style-name="P9">Ja putosin.</text:p>
      <text:p text:style-name="P9"/>
      <text:p text:style-name="P9">Ja puto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07:31.646000000</meta:creation-date>
    <dc:date>2015-05-01T16:34:26.368000000</dc:date>
    <meta:editing-duration>PT12H57M27S</meta:editing-duration>
    <meta:editing-cycles>2</meta:editing-cycles>
    <meta:generator>LibreOffice/4.2.8.2$Windows_x86 LibreOffice_project/48d50dbfc06349262c9d50868e5c1f630a573ebd</meta:generator>
    <meta:document-statistic meta:table-count="0" meta:image-count="0" meta:object-count="0" meta:page-count="3" meta:paragraph-count="13" meta:word-count="1571" meta:character-count="11695" meta:non-whitespace-character-count="10126"/>
  </office:meta>
</office:document-meta>
</file>